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e95" officeooo:paragraph-rsid="0006ee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HWP2 Test1</text:p>
      <text:p text:style-name="P1">a) Im Anhang</text:p>
      <text:p text:style-name="P1"/>
      <text:p text:style-name="P1">Erläuterung:</text:p>
      <text:p text:style-name="P1">Die Klasse Shape ist die Basisklasse von Rectangle, Circle und indirekt auch von RectangleCircle.</text:p>
      <text:p text:style-name="P1">Shape beschreibt den grundlegenden Aufbau einer mathematischen Figur. Eine Figur wird IMMER durch die in Shape</text:p>
      <text:p text:style-name="P1">gespeicherten(zu speichernden) Koordinaten beschrieben, und jede Figur die von Shape erbt hat diese Koordinaten.</text:p>
      <text:p text:style-name="P1">Sie kann diese auslesen und verändern. Shape bietet ebenfalls eine virtuelle Methode an(gekennzeichnet durch das</text:p>
      <text:p text:style-name="P1">virtual keyword). Diese virtuellen Methoden(Funktionen einer Klasse) können die Klassen die von Shape </text:p>
      <text:p text:style-name="P1">erben reimplementieren(können, MÜSSEN NICHT), also für ihre Klasse spezialisieren(Beispiel im nächsten Absatz). </text:p>
      <text:p text:style-name="P1">Wenn diese Methode (hier printName) reimplementiert wird sollte sie (MUSS NICHT) mit dem Schlüsselwort</text:p>
      <text:p text:style-name="P1">"override" gekennzeichnet werden, damit es klar ist, dass es sich um eine reimplementierte Methode handelt.</text:p>
      <text:p text:style-name="P1"/>
      <text:p text:style-name="P1">Die Klasse Rectangle beschreibt die Figur(Shape) Rechteck. Die Figur Rechteck muss die Koordinaten die für die Initialisierung</text:p>
      <text:p text:style-name="P1">Shape notwendig sind selber ausrechnen, außer es wird ihr default Konstruktor aufgerufen, dann ruft sie den Default</text:p>
      <text:p text:style-name="P1">Konstruktor von Shape auf. Beim Aufruf des Default Konstruktors benutzt die Klasse die member mit ihren Default-Werten.</text:p>
      <text:p text:style-name="P1">Bei Rectangle wären m_width = 1 und m_height=1, d.h. wenn die Breite ist 1 und die Höhe ebenfalls, weil der</text:p>
      <text:p text:style-name="P1">Default-Konstruktor ohne Werte aufgerufen wird. Die Klasse Rectangle reimplemtiert die Shape::printName Methode um</text:p>
      <text:p text:style-name="P1">ihren richtigen Name anzuzeigen "Rectangle" statt "Shape".</text:p>
      <text:p text:style-name="P1"/>
      <text:p text:style-name="P1">Die Klasse Circle beschreibt einen Kreis anhand von der geerbten Klasse Shape. Der Kreis hat statt Höhe und Breite, einen Radius.</text:p>
      <text:p text:style-name="P1">Sie hat ebenfalls den Default Konstruktor aktiviert und defaultmäßig den Radius m_radius = 1.</text:p>
      <text:p text:style-name="P1">Sie reimplementiert ebenfalls die Methode printName und gibt statt "Shape" "Circle" aus.</text:p>
      <text:p text:style-name="P1"/>
      <text:p text:style-name="P1">Die Klasse RectangleCircle erbt nicht direkt von Shape, sondern von Rectangle UND Circle und somit indirekt auch von Shape.</text:p>
      <text:p text:style-name="P1">RectangleCircle beschreibt ein Rechteck mit einem eingebetteten Kreis. Obwohl RectangleCircle indirekt von Shape erbt, kann</text:p>
      <text:p text:style-name="P1">es trotzdem die Shape::printName Methode reimplementieren. Wie man sieht hat RectangleCircle keine Member und somit kann es</text:p>
      <text:p text:style-name="P1">auch keine Default-Werte haben, es benutzt falls der Default Konstruktor aufgerufen wird die Default Werte von Rectangle </text:p>
      <text:p text:style-name="P1">und Circle</text:p>
      <text:p text:style-name="P1"/>
      <text:p text:style-name="P1">Allgemein:</text:p>
      <text:p text:style-name="P1">Jede abgeleitete Klasse (derived class) hat die Attribute/Eigenschaften der Basisklasse (base class)</text:p>
      <text:p text:style-name="P1"/>
      <text:p text:style-name="P1"/>
      <text:p text:style-name="P1">b) Im Anhang</text:p>
      <text:p text:style-name="P1"><text:soft-page-break/></text:p>
      <text:p text:style-name="P1">c) Im Anhang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8T15:45:29.326791532</meta:creation-date>
    <dc:date>2020-05-28T15:53:21.370783477</dc:date>
    <meta:editing-duration>PT7M53S</meta:editing-duration>
    <meta:editing-cycles>1</meta:editing-cycles>
    <meta:generator>LibreOffice/6.3.4.2$Linux_X86_64 LibreOffice_project/30$Build-2</meta:generator>
    <meta:document-statistic meta:table-count="0" meta:image-count="0" meta:object-count="0" meta:page-count="2" meta:paragraph-count="29" meta:word-count="348" meta:character-count="2487" meta:non-whitespace-character-count="2165"/>
  </office:meta>
</office:document-meta>
</file>